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111111" style:font-name="Roboto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83196827333753585" text:style-name="Outline">
        <text:list-item>
          <text:h text:style-name="P4" text:outline-level="1">Bitrise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Soporte de Flutter fuera de la caja en Bitrise</text:p>
      <text:p text:style-name="Standard"/>
      <text:p text:style-name="Standard">F.Creación: 23-01-2019</text:p>
      <text:p text:style-name="Standard"/>
      <text:p text:style-name="P1">Programa:<text:tab/><text:tab/><text:a xlink:type="simple" xlink:href="https://go.bitrise.io/flutter-ci" text:style-name="Internet_20_link" text:visited-style-name="Visited_20_Internet_20_Link">Bitrise</text:a></text:p>
      <text:p text:style-name="P1"><text:tab/><text:tab/><text:tab/><text:a xlink:type="simple" xlink:href="https://www.youtube.com/watch?v=-6dfmBB-qBA" text:style-name="Internet_20_link" text:visited-style-name="Visited_20_Internet_20_Link">Video de introduccion</text:a></text:p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3"><text:span text:style-name="T3">jenkins</text:span> es grat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Roboto" svg:font-family="Roboto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9-01-23T18:03:41.50</meta:creation-date>
    <meta:editing-duration>PT7H24M8S</meta:editing-duration>
    <meta:generator>OpenOffice/4.1.6$Win32 OpenOffice.org_project/416m1$Build-9790</meta:generator>
    <meta:initial-creator>Máximo Meza</meta:initial-creator>
    <dc:date>2019-01-24T01:27:49.12</dc:date>
    <dc:creator>Máximo Meza</dc:creator>
    <meta:document-statistic meta:table-count="0" meta:image-count="0" meta:object-count="0" meta:page-count="2" meta:paragraph-count="11" meta:word-count="30" meta:character-count="2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